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min-height="0cm" loext:decorative="false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layer="layout" svg:width="0.001cm" svg:height="9.494cm" svg:x="0cm" svg:y="0cm">
          <draw:text-box>
            <text:p>Hello Drawing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TW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"/>
    <meta:generator>LibreOffice/24.8.7.2$Linux_X86_64 LibreOffice_project/480$Build-2</meta:generator>
  </office:meta>
</office:document-meta>
</file>